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pperCaseImpl.accept( QOMTre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perCaseImpl.UpperCaseImpl( NamePathResolver resolver , DynamicOperandImpl oper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pperCaseImpl.getOper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